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0201in" fo:margin-right="0in" fo:text-indent="0in" style:auto-text-indent="false"/>
      <style:text-properties style:font-name="Consolas" fo:font-size="14pt" style:font-name-asian="Consolas" style:font-size-asian="14pt" style:font-name-complex="Consolas" style:font-size-complex="14pt"/>
    </style:style>
    <style:style style:name="P2" style:family="paragraph" style:parent-style-name="Standard">
      <style:paragraph-properties fo:margin-left="-0.0201in" fo:margin-right="0in" fo:text-indent="0.2in" style:auto-text-indent="false"/>
      <style:text-properties style:font-name="Consolas" fo:font-size="14pt" style:font-name-asian="Consolas" style:font-size-asian="14pt" style:font-name-complex="Consolas" style:font-size-complex="14pt"/>
    </style:style>
    <style:style style:name="P3" style:family="paragraph" style:parent-style-name="Standard">
      <style:paragraph-properties fo:margin-left="-0.0201in" fo:margin-right="0in" fo:text-align="start" style:justify-single-word="false" fo:text-indent="0.2in" style:auto-text-indent="false" style:text-autospace="none"/>
      <style:text-properties style:font-name="Consolas" fo:font-size="14pt" style:font-name-asian="Consolas" style:font-size-asian="14pt" style:font-name-complex="Consolas" style:font-size-complex="14pt"/>
    </style:style>
    <style:style style:name="P4" style:family="paragraph" style:parent-style-name="Standard" style:master-page-name="">
      <style:paragraph-properties fo:margin-left="0in" fo:margin-right="0in" fo:text-indent="0.0799in" style:auto-text-indent="false" style:page-number="auto"/>
      <style:text-properties style:font-name="Consolas" fo:font-size="14pt" style:font-name-asian="Consolas" style:font-size-asian="14pt" style:font-name-complex="Consolas" style:font-size-complex="14pt"/>
    </style:style>
    <style:style style:name="P5" style:family="paragraph" style:parent-style-name="Standard" style:list-style-name="">
      <style:paragraph-properties fo:margin-left="0in" fo:margin-right="0in" fo:text-align="start" style:justify-single-word="false" fo:text-indent="0.0799in" style:auto-text-indent="false" style:text-autospace="none"/>
      <style:text-properties style:font-name="Consolas" fo:font-size="14pt" style:font-name-asian="Consolas" style:font-size-asian="14pt" style:font-name-complex="Consolas"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引きぬくと、指がよれた紙巻き煙草を数本つまんでいた。女はそのうちの一本を口にくわ えて火を点けると、深呼吸をするようにゆっくりと吸う。</text:p>
      <text:p text:style-name="P5">全身サイボーグである女には煙草の味はわからなかった。女の人工心肺はニコチンを濾 過しても吸収する機能は持っていないからである。しかもニコチンの安息効果が望めない ばかりか、夕—ルが人工肺のフイルターの寿命を著しく縮めるため人間以上にサイボーグ には煙草など意味がない代物であった。</text:p>
      <text:p text:style-name="P5">だがそんな機構的に無意味なことであっても煙草を吸うという「疑似行為」は女の人間 としての精神を救っていた。脳が生身の肉体のころの習慣として煙草を味わっていた過去 を覚えており、その儀式を一通り行なうことで暗示的に精神が安定するのである。</text:p>
      <text:p text:style-name="P5">「おい、そんなに恨めしそうな顔であたしを見るなよ」</text:p>
      <text:p text:style-name="P5">女はそうつぶやくと足元に置いてある男の首を軽く爪先でこづいた。男の首は焦げた肉 汁の痕を地に描いてころりと転がる。その目は左目だけが開いて虚空をにらみ、苦悶に歯 嚙みした表情のままで硬直している。</text:p>
      <text:p text:style-name="P5">たしか言い伝えでこういう凶相の首は、ていねいに首塚をつくって祀らないといけな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tb-rl"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10T21:48:04.76</meta:creation-date>
    <dc:date>2018-05-04T22:11:20.18</dc:date>
    <meta:editing-duration>PT21H21M2S</meta:editing-duration>
    <meta:editing-cycles>24</meta:editing-cycles>
    <meta:generator>OpenOffice/4.1.5$Win32 OpenOffice.org_project/415m1$Build-9789</meta:generator>
    <dc:creator>Jo Jaquinta</dc:creator>
    <meta:document-statistic meta:table-count="0" meta:image-count="0" meta:object-count="0" meta:page-count="1" meta:paragraph-count="6" meta:word-count="479" meta:character-count="487"/>
  </office:meta>
</office:document-meta>
</file>